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d2bea"/>
    </style:style>
    <style:style style:name="P2" style:family="paragraph" style:parent-style-name="Standard">
      <style:text-properties officeooo:paragraph-rsid="000d4844"/>
    </style:style>
    <style:style style:name="P3" style:family="paragraph" style:parent-style-name="Standard">
      <style:text-properties officeooo:rsid="000cb414" officeooo:paragraph-rsid="000cb414"/>
    </style:style>
    <style:style style:name="P4" style:family="paragraph" style:parent-style-name="Standard">
      <style:text-properties officeooo:rsid="000d2bea" officeooo:paragraph-rsid="000d2bea"/>
    </style:style>
    <style:style style:name="P5" style:family="paragraph" style:parent-style-name="Standard">
      <style:text-properties officeooo:rsid="000d4844" officeooo:paragraph-rsid="000d4844"/>
    </style:style>
    <style:style style:name="P6" style:family="paragraph" style:parent-style-name="Standard" style:list-style-name="L1">
      <style:text-properties officeooo:paragraph-rsid="000d4844"/>
    </style:style>
    <style:style style:name="T1" style:family="text">
      <style:text-properties officeooo:rsid="000d2bea"/>
    </style:style>
    <style:style style:name="T2" style:family="text">
      <style:text-properties officeooo:rsid="000d4844"/>
    </style:style>
    <style:style style:name="T3" style:family="text">
      <style:text-properties fo:font-weight="bold" officeooo:rsid="000d4844" style:font-weight-asian="bold" style:font-weight-complex="bold"/>
    </style:style>
    <style:style style:name="T4" style:family="text">
      <style:text-properties fo:font-weight="bold" officeooo:rsid="000d2bea" style:font-weight-asian="bold" style:font-weight-complex="bold"/>
    </style:style>
    <style:style style:name="T5" style:family="text">
      <style:text-properties fo:font-style="italic" officeooo:rsid="000d2bea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finiciones en cooperación</text:p>
      <text:p text:style-name="P4"/>
      <text:p text:style-name="P1"><text:span text:style-name="T4">Cooperación</text:span><text:span text:style-name="T1">: interacción entre individuos que provee un beneficio a un receptor y no necesariamente al donante.</text:span></text:p>
      <text:p text:style-name="P4"/>
      <text:p text:style-name="P1"><text:span text:style-name="T4">Cooperación altruista</text:span><text:span text:style-name="T1">: (altruismo recíproco o reciprocidad) concepto donde el costo para un donante sobrepasa el beneficio inmediato(o nulo), la tentación de no cooperar es alta por que provee un benefício inmediato.</text:span></text:p>
      <text:p text:style-name="P4"/>
      <text:p text:style-name="P1"><text:span text:style-name="T4">Selección natural</text:span><text:span text:style-name="T1">: No favorece el beneficio a los otro. La cooperación puede surgir sólo si existen mecanismos especiales para prevenir que sean explotados.</text:span></text:p>
      <text:p text:style-name="P4"/>
      <text:p text:style-name="P1"><text:span text:style-name="T4">Kin selection</text:span><text:span text:style-name="T1">: (selección por castas) facilita la cooperación entre individuos geneticamente relacionados, a través de la ganancia del </text:span><text:span text:style-name="T5">indirect fitness</text:span><text:span text:style-name="T1"> desarrollado por un individuo altruista (alguien que se sacrifica por el bien de la sociedad). </text:span></text:p>
      <text:p text:style-name="P4"/>
      <text:p text:style-name="P1"><text:span text:style-name="T4">Direct Reciprocity</text:span><text:span text:style-name="T1">: (reciprocidad directa) explica la cooperación entre los mismo, en interacciónes individuales repetitivas. Se fundamenta en la memorización del oponente. Concepto: entre los mismo “I help YOU and YOU help Me”</text:span></text:p>
      <text:p text:style-name="P4"/>
      <text:p text:style-name="P1"><text:span text:style-name="T4">Indirect Reciprocity</text:span><text:span text:style-name="T1">: (reciprocidad indirecta) se basa en el conocimiento de los comportamientos de los compañeros sociales. La cooperación será generalizada y la reputación de los individuos puede jugar una papel importante. Concepto: dentro de la sociedad “I help You and Somebody help Me”.</text:span></text:p>
      <text:list xml:id="list3864508961312520558" text:style-name="L1">
        <text:list-item>
          <text:p text:style-name="P6"><text:span text:style-name="T3">DownStream</text:span><text:span text:style-name="T2">: quien ayudó en el pasado tiene una alta probabilidad de ser ayudado. (concepto de reputación en Taborsky: coop among non-relatives...)</text:span></text:p>
        </text:list-item>
        <text:list-item>
          <text:p text:style-name="P6"><text:span text:style-name="T3">Upstream</text:span><text:span text:style-name="T2">: quien recivió ayuda tiene una urgencia por ayudar.</text:span></text:p>
        </text:list-item>
      </text:list>
      <text:p text:style-name="P5"/>
      <text:p text:style-name="P5"/>
      <text:p text:style-name="P2"><text:span text:style-name="T3">Gratuidad</text:span><text:span text:style-name="T2">: el receptor de una acto altruista experimenta gratuidad y es mas probable que ayude al dador o a otro.</text:span></text:p>
      <text:p text:style-name="P4"/>
      <text:p text:style-name="P5"/>
      <text:p text:style-name="P4"><text:s text:c="2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e </meta:initial-creator>
    <meta:creation-date>2014-02-19T16:56:51</meta:creation-date>
    <dc:date>2015-02-02T14:22:40.094602202</dc:date>
    <dc:creator>iibm </dc:creator>
    <meta:editing-duration>PT27M33S</meta:editing-duration>
    <meta:editing-cycles>7</meta:editing-cycles>
    <meta:generator>LibreOffice/4.2.6.3$Linux_X86_64 LibreOffice_project/420m0$Build-3</meta:generator>
    <meta:document-statistic meta:table-count="0" meta:image-count="0" meta:object-count="0" meta:page-count="1" meta:paragraph-count="11" meta:word-count="235" meta:character-count="1599" meta:non-whitespace-character-count="1373"/>
  </office:meta>
</office:document-meta>
</file>